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WWNum11"/>
    <style:style style:name="P3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keep-together="always"/>
    </style:style>
    <style:style style:name="P5" style:family="paragraph" style:parent-style-name="Standard" style:list-style-name="WWNum1">
      <style:paragraph-properties fo:text-align="start" style:justify-single-word="false" fo:keep-together="always" fo:orphans="0" fo:widows="0"/>
    </style:style>
    <style:style style:name="P6" style:family="paragraph" style:parent-style-name="Standard" style:list-style-name="WWNum3">
      <style:paragraph-properties fo:text-align="start" style:justify-single-word="false" fo:keep-together="always" fo:orphans="0" fo:widows="0"/>
    </style:style>
    <style:style style:name="P7" style:family="paragraph" style:parent-style-name="Standard" style:list-style-name="WWNum7">
      <style:paragraph-properties fo:text-align="start" style:justify-single-word="false" fo:keep-together="always" fo:orphans="0" fo:widows="0"/>
    </style:style>
    <style:style style:name="P8" style:family="paragraph" style:parent-style-name="Standard" style:list-style-name="WWNum8">
      <style:paragraph-properties fo:text-align="start" style:justify-single-word="false" fo:keep-together="always" fo:orphans="0" fo:widows="0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 style:list-style-name="WWNum28">
      <style:paragraph-properties fo:margin-left="0.5in" fo:margin-right="0in" fo:line-height="100%" fo:text-indent="-0.25in" style:auto-text-indent="false"/>
    </style:style>
    <style:style style:name="P11" style:family="paragraph" style:parent-style-name="Standard" style:list-style-name="WWNum29">
      <style:paragraph-properties fo:margin-left="0.5in" fo:margin-right="0in" fo:line-height="100%" fo:text-indent="-0.25in" style:auto-text-indent="false"/>
    </style:style>
    <style:style style:name="P12" style:family="paragraph" style:parent-style-name="Standard" style:list-style-name="WWNum31">
      <style:paragraph-properties fo:margin-left="0.5in" fo:margin-right="0in" fo:line-height="100%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line-height="100%" fo:text-indent="-0.25in" style:auto-text-indent="false"/>
    </style:style>
    <style:style style:name="P14" style:family="paragraph" style:parent-style-name="Standard" style:list-style-name="WWNum30">
      <style:paragraph-properties fo:margin-left="0.5in" fo:margin-right="0in" fo:line-height="100%" fo:text-indent="-0.25in" style:auto-text-indent="false"/>
    </style:style>
    <style:style style:name="P15" style:family="paragraph" style:parent-style-name="Standard" style:list-style-name="WWNum24">
      <style:paragraph-properties fo:margin-left="0.5in" fo:margin-right="0in" fo:line-height="100%" fo:text-indent="-0.25in" style:auto-text-indent="false"/>
    </style:style>
    <style:style style:name="P16" style:family="paragraph" style:parent-style-name="Standard" style:list-style-name="WWNum22">
      <style:paragraph-properties fo:margin-left="0.5in" fo:margin-right="0in" fo:line-height="100%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line-height="100%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line-height="100%" fo:text-indent="-0.25in" style:auto-text-indent="false"/>
    </style:style>
    <style:style style:name="P20" style:family="paragraph" style:parent-style-name="Standard" style:list-style-name="WWNum25">
      <style:paragraph-properties fo:margin-left="0.5in" fo:margin-right="0in" fo:line-height="100%" fo:text-indent="-0.25in" style:auto-text-indent="false"/>
    </style:style>
    <style:style style:name="P21" style:family="paragraph" style:parent-style-name="Standard" style:list-style-name="WWNum15">
      <style:paragraph-properties fo:margin-left="0.5in" fo:margin-right="0in" fo:line-height="100%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line-height="100%" fo:text-indent="-0.25in" style:auto-text-indent="false"/>
    </style:style>
    <style:style style:name="P23" style:family="paragraph" style:parent-style-name="Standard" style:list-style-name="WWNum26">
      <style:paragraph-properties fo:margin-left="0.5in" fo:margin-right="0in" fo:line-height="100%" fo:text-indent="-0.25in" style:auto-text-indent="false"/>
    </style:style>
    <style:style style:name="P24" style:family="paragraph" style:parent-style-name="Standard" style:list-style-name="WWNum14">
      <style:paragraph-properties fo:margin-left="0.5in" fo:margin-right="0in" fo:line-height="100%" fo:text-indent="-0.25in" style:auto-text-indent="false"/>
    </style:style>
    <style:style style:name="P25" style:family="paragraph" style:parent-style-name="Standard" style:list-style-name="WWNum16">
      <style:paragraph-properties fo:margin-left="0.5in" fo:margin-right="0in" fo:line-height="100%" fo:text-indent="-0.25in" style:auto-text-indent="false"/>
    </style:style>
    <style:style style:name="P26" style:family="paragraph" style:parent-style-name="Standard">
      <style:paragraph-properties fo:margin-left="0.1965in" fo:margin-right="0in" fo:margin-top="0.139in" fo:margin-bottom="2.5in" loext:contextual-spacing="false" fo:line-height="100%" fo:text-indent="-0.0008in" style:auto-text-indent="false"/>
    </style:style>
    <style:style style:name="P27" style:family="paragraph" style:parent-style-name="Standard">
      <style:paragraph-properties fo:margin-left="0.1965in" fo:margin-right="0in" fo:margin-top="0.139in" fo:margin-bottom="0in" loext:contextual-spacing="false" fo:line-height="100%" fo:text-indent="-0.0008in" style:auto-text-indent="fals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28" style:family="paragraph" style:parent-style-name="Standard">
      <style:paragraph-properties fo:margin-left="0.1965in" fo:margin-right="0in" fo:margin-top="0.139in" fo:margin-bottom="0in" loext:contextual-spacing="false" fo:line-height="100%" fo:text-indent="-0.0008in" style:auto-text-indent="false"/>
    </style:style>
    <style:style style:name="P29" style:family="paragraph" style:parent-style-name="Standard">
      <style:paragraph-properties fo:margin-left="0.1965in" fo:margin-right="0in" fo:margin-top="0.139in" fo:margin-bottom="0in" loext:contextual-spacing="false" fo:line-height="100%" fo:text-indent="-0.0008in" style:auto-text-indent="false"/>
      <style:text-properties fo:color="#336633" style:font-name="Calibri" fo:font-size="14pt" style:font-name-asian="Calibri1" style:font-size-asian="14pt" style:font-name-complex="Calibri1" style:font-size-complex="14pt"/>
    </style:style>
    <style:style style:name="P30" style:family="paragraph" style:parent-style-name="Standard">
      <style:paragraph-properties fo:margin-left="0.1965in" fo:margin-right="0in" fo:margin-top="0.0398in" fo:margin-bottom="0.0429in" loext:contextual-spacing="false" fo:line-height="100%" fo:orphans="0" fo:widows="0" fo:text-indent="-0.0008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31" style:family="paragraph" style:parent-style-name="Standard">
      <style:paragraph-properties fo:margin-left="0.1965in" fo:margin-right="0in" fo:line-height="100%" fo:text-indent="-0.0008in" style:auto-text-indent="false"/>
      <style:text-properties style:font-name="Roboto" style:font-name-asian="Roboto1" style:font-name-complex="Roboto1"/>
    </style:style>
    <style:style style:name="P32" style:family="paragraph" style:parent-style-name="Standard">
      <style:paragraph-properties fo:margin-left="0.1965in" fo:margin-right="0in" fo:line-height="100%" fo:text-indent="-0.0008in" style:auto-text-indent="false"/>
    </style:style>
    <style:style style:name="P33" style:family="paragraph" style:parent-style-name="Standard">
      <style:paragraph-properties fo:margin-left="0.1965in" fo:margin-right="0in" fo:margin-top="0.1665in" fo:margin-bottom="0.1665in" loext:contextual-spacing="false" fo:line-height="100%" fo:text-indent="-0.0008in" style:auto-text-indent="false"/>
    </style:style>
    <style:style style:name="P34" style:family="paragraph" style:parent-style-name="Standard">
      <style:paragraph-properties fo:margin-left="0.1965in" fo:margin-right="0.2807in" fo:margin-top="0.0398in" fo:margin-bottom="0.0429in" loext:contextual-spacing="false" fo:line-height="100%" fo:orphans="0" fo:widows="0" fo:text-indent="-0.0008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35" style:family="paragraph" style:parent-style-name="Standard">
      <style:paragraph-properties fo:margin-left="0.1965in" fo:margin-right="0.2807in" fo:margin-top="0.0398in" fo:margin-bottom="0.0429in" loext:contextual-spacing="false" fo:line-height="100%" fo:orphans="0" fo:widows="0" fo:text-indent="-0.0008in" style:auto-text-indent="false"/>
    </style:style>
    <style:style style:name="P36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37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38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text-indent="0in" style:auto-text-indent="false"/>
    </style:style>
    <style:style style:name="P40" style:family="paragraph" style:parent-style-name="Standard">
      <style:paragraph-properties fo:margin-left="0in" fo:margin-right="0in" fo:line-height="100%" fo:text-indent="0in" style:auto-text-indent="false"/>
    </style:style>
    <style:style style:name="P41" style:family="paragraph" style:parent-style-name="Standard">
      <style:paragraph-properties fo:margin-left="0in" fo:margin-right="0in" fo:keep-together="always" fo:text-indent="0in" style:auto-text-indent="false"/>
    </style:style>
    <style:style style:name="P42" style:family="paragraph" style:parent-style-name="Standard">
      <style:paragraph-properties fo:margin-left="0in" fo:margin-right="0in" fo:keep-together="always" fo:orphans="0" fo:widows="0" fo:text-indent="0in" style:auto-text-indent="false"/>
    </style:style>
    <style:style style:name="P43" style:family="paragraph" style:parent-style-name="Standard" style:list-style-name="WWNum29">
      <style:paragraph-properties fo:margin-left="1in" fo:margin-right="0in" fo:line-height="100%" fo:text-indent="-0.25in" style:auto-text-indent="false"/>
    </style:style>
    <style:style style:name="P44" style:family="paragraph" style:parent-style-name="Standard" style:list-style-name="WWNum22">
      <style:paragraph-properties fo:margin-left="1in" fo:margin-right="0in" fo:line-height="100%" fo:text-indent="-0.25in" style:auto-text-indent="false"/>
    </style:style>
    <style:style style:name="P45" style:family="paragraph" style:parent-style-name="Standard" style:list-style-name="WWNum8">
      <style:paragraph-properties fo:margin-left="1in" fo:margin-right="0in" fo:text-align="start" style:justify-single-word="false" fo:keep-together="always" fo:orphans="0" fo:widows="0" fo:text-indent="-0.25in" style:auto-text-indent="false"/>
    </style:style>
    <style:style style:name="P46" style:family="paragraph" style:parent-style-name="Standard">
      <style:paragraph-properties fo:margin-left="0.5in" fo:margin-right="0in" fo:text-indent="0.5in" style:auto-text-indent="false"/>
    </style:style>
    <style:style style:name="P47" style:family="paragraph" style:parent-style-name="Heading_20_1">
      <style:paragraph-properties fo:line-height="100%"/>
    </style:style>
    <style:style style:name="P48" style:family="paragraph" style:parent-style-name="Heading_20_1">
      <style:paragraph-properties fo:margin-left="0.1965in" fo:margin-right="0in" fo:margin-top="0in" fo:margin-bottom="0.0555in" loext:contextual-spacing="false" fo:line-height="100%" fo:text-indent="-0.0008in" style:auto-text-indent="false" fo:break-before="page"/>
    </style:style>
    <style:style style:name="P49" style:family="paragraph" style:parent-style-name="Heading_20_1">
      <style:paragraph-properties fo:margin-left="0.1965in" fo:margin-right="0in" fo:margin-top="0.1665in" fo:margin-bottom="0.1665in" loext:contextual-spacing="false" fo:line-height="100%" fo:text-indent="-0.0008in" style:auto-text-indent="false"/>
    </style:style>
    <style:style style:name="P50" style:family="paragraph" style:parent-style-name="Heading_20_1">
      <style:paragraph-properties fo:margin-left="0in" fo:margin-right="0in" fo:line-height="100%" fo:text-indent="0in" style:auto-text-indent="false"/>
    </style:style>
    <style:style style:name="P51" style:family="paragraph" style:parent-style-name="Heading_20_1">
      <style:paragraph-properties fo:margin-left="0in" fo:margin-right="0in" fo:line-height="100%" fo:text-indent="0in" style:auto-text-indent="false" fo:break-before="page"/>
    </style:style>
    <style:style style:name="P52" style:family="paragraph" style:parent-style-name="Heading_20_1">
      <style:paragraph-properties fo:break-before="page" fo:keep-with-next="auto"/>
    </style:style>
    <style:style style:name="P53" style:family="paragraph" style:parent-style-name="Heading_20_3">
      <style:paragraph-properties fo:margin-left="0in" fo:margin-right="0in" fo:margin-top="0in" fo:margin-bottom="0in" loext:contextual-spacing="false" fo:line-height="100%" fo:orphans="0" fo:widows="0" fo:text-indent="0in" style:auto-text-indent="false" fo:keep-with-next="auto"/>
    </style:style>
    <style:style style:name="P54" style:family="paragraph" style:parent-style-name="Heading_20_3">
      <style:paragraph-properties fo:margin-left="0in" fo:margin-right="0in" fo:margin-top="0in" fo:margin-bottom="0in" loext:contextual-spacing="false" fo:line-height="100%" fo:keep-together="always" fo:orphans="0" fo:widows="0" fo:text-indent="0in" style:auto-text-indent="false" fo:keep-with-next="auto"/>
    </style:style>
    <style:style style:name="P55" style:family="paragraph" style:parent-style-name="Heading_20_3">
      <style:paragraph-properties fo:margin-left="0in" fo:margin-right="0in" fo:margin-top="0in" fo:margin-bottom="0in" loext:contextual-spacing="false" fo:line-height="100%" fo:orphans="0" fo:widows="0" fo:text-indent="0in" style:auto-text-indent="false" fo:keep-with-next="auto"/>
      <style:text-properties fo:color="#000000" fo:font-size="10pt" fo:font-weight="bold" style:font-size-asian="10pt" style:font-weight-asian="bold" style:font-size-complex="10pt"/>
    </style:style>
    <style:style style:name="P56" style:family="paragraph" style:parent-style-name="Heading_20_3" style:list-style-name="WWNum20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57" style:family="paragraph" style:parent-style-name="Heading_20_3" style:list-style-name="WWNum4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58" style:family="paragraph" style:parent-style-name="Heading_20_3" style:list-style-name="WWNum19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59" style:family="paragraph" style:parent-style-name="Heading_20_3" style:list-style-name="WWNum27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60" style:family="paragraph" style:parent-style-name="Heading_20_3" style:list-style-name="WWNum32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61" style:family="paragraph" style:parent-style-name="Heading_20_3" style:list-style-name="WWNum23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62" style:family="paragraph" style:parent-style-name="Heading_20_3" style:list-style-name="WWNum17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63" style:family="paragraph" style:parent-style-name="Heading_20_3" style:list-style-name="WWNum21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64" style:family="paragraph" style:parent-style-name="Heading_20_3" style:list-style-name="WWNum5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65" style:family="paragraph" style:parent-style-name="Heading_20_3" style:list-style-name="WWNum2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66" style:family="paragraph" style:parent-style-name="Heading_20_3" style:list-style-name="WWNum18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67" style:family="paragraph" style:parent-style-name="Heading_20_3" style:list-style-name="WWNum4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68" style:family="paragraph" style:parent-style-name="Heading_20_3" style:list-style-name="WWNum19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69" style:family="paragraph" style:parent-style-name="Heading_20_3" style:list-style-name="WWNum21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70" style:family="paragraph" style:parent-style-name="Heading_20_3" style:list-style-name="WWNum18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71" style:family="paragraph" style:parent-style-name="Heading_20_4">
      <style:paragraph-properties fo:margin-left="0in" fo:margin-right="0in" fo:margin-top="0in" fo:margin-bottom="0in" loext:contextual-spacing="false" fo:line-height="100%" fo:orphans="0" fo:widows="0" fo:text-indent="0in" style:auto-text-indent="false" fo:keep-with-next="auto"/>
    </style:style>
    <style:style style:name="P72" style:family="paragraph" style:parent-style-name="Heading_20_4">
      <style:paragraph-properties fo:margin-left="0in" fo:margin-right="0in" fo:margin-top="0in" fo:margin-bottom="0in" loext:contextual-spacing="false" fo:line-height="100%" fo:keep-together="always" fo:orphans="0" fo:widows="0" fo:text-indent="0in" style:auto-text-indent="false" fo:keep-with-next="auto"/>
    </style:style>
    <style:style style:name="P73" style:family="paragraph" style:parent-style-name="Heading_20_4">
      <style:paragraph-properties fo:margin-left="0in" fo:margin-right="0in" fo:margin-top="0in" fo:margin-bottom="0in" loext:contextual-spacing="false" fo:line-height="100%" fo:orphans="0" fo:widows="0" fo:text-indent="0in" style:auto-text-indent="false" fo:keep-with-next="auto"/>
      <style:text-properties fo:color="#000000" fo:font-size="10pt" fo:font-weight="bold" style:font-size-asian="10pt" style:font-weight-asian="bold" style:font-size-complex="10pt"/>
    </style:style>
    <style:style style:name="P74" style:family="paragraph" style:parent-style-name="Heading_20_4">
      <style:paragraph-properties fo:margin-left="0in" fo:margin-right="0in" fo:margin-top="0in" fo:margin-bottom="0in" loext:contextual-spacing="false" fo:line-height="100%" fo:keep-together="always" fo:orphans="0" fo:widows="0" fo:text-indent="0in" style:auto-text-indent="false" fo:keep-with-next="auto"/>
      <style:text-properties fo:color="#000000" fo:font-size="10pt" fo:font-weight="bold" style:font-size-asian="10pt" style:font-weight-asian="bold" style:font-size-complex="10pt"/>
    </style:style>
    <style:style style:name="P75" style:family="paragraph" style:parent-style-name="Title">
      <style:paragraph-properties fo:margin-left="0.1965in" fo:margin-right="0in" fo:margin-top="1in" fo:margin-bottom="0in" loext:contextual-spacing="false" fo:line-height="100%" fo:text-indent="-0.0008in" style:auto-text-indent="false"/>
    </style:style>
    <style:style style:name="P76" style:family="paragraph" style:parent-style-name="Title" style:master-page-name="First_20_Page">
      <style:paragraph-properties fo:margin-left="0.1965in" fo:margin-right="0in" fo:margin-top="1in" fo:margin-bottom="0in" loext:contextual-spacing="false" fo:line-height="100%" fo:text-indent="-0.0008in" style:auto-text-indent="false" style:page-number="auto"/>
    </style:style>
    <style:style style:name="P77" style:family="paragraph" style:parent-style-name="Title">
      <style:paragraph-properties fo:margin-left="0.1965in" fo:margin-right="0in" fo:line-height="100%" fo:text-indent="-0.0008in" style:auto-text-indent="false"/>
    </style:style>
    <style:style style:name="T1" style:family="text">
      <style:text-properties fo:color="#669966" style:font-name="Proxima Nova" fo:font-size="24pt" style:font-name-asian="Proxima Nova1" style:font-size-asian="24pt" style:font-name-complex="Proxima Nova1" style:font-size-complex="24pt"/>
    </style:style>
    <style:style style:name="T2" style:family="text">
      <style:text-properties fo:color="#40404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3" style:family="text">
      <style:text-properties fo:color="#404040" style:font-name="Proxima Nova" fo:font-size="35pt" fo:font-weight="bold" style:font-name-asian="Proxima Nova1" style:font-size-asian="35pt" style:font-weight-asian="bold" style:font-name-complex="Proxima Nova1" style:font-size-complex="35pt"/>
    </style:style>
    <style:style style:name="T4" style:family="text">
      <style:text-properties fo:color="#404040" style:font-name="Proxima Nova" fo:font-size="37pt" fo:font-weight="bold" style:font-name-asian="Proxima Nova1" style:font-size-asian="37pt" style:font-weight-asian="bold" style:font-name-complex="Proxima Nova1" style:font-size-complex="37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style:font-name="Calibri" fo:font-size="14pt" style:font-name-asian="Calibri1" style:font-size-asian="14pt" style:font-name-complex="Calibri1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Calibri" fo:font-size="12pt" style:font-name-asian="Calibri1" style:font-size-asian="12pt" style:font-name-complex="Calibri1" style:font-size-complex="12pt"/>
    </style:style>
    <style:style style:name="T11" style:family="text">
      <style:text-properties style:font-name="Roboto" style:font-name-asian="Roboto1" style:font-name-complex="Roboto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bold" style:font-name-asian="Roboto1" style:font-size-asian="10pt" style:font-style-asian="normal" style:font-weight-asian="bold" style:font-name-complex="Robot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weight="bold" style:font-weight-asian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style:text-underline-style="none" style:font-size-asian="10pt" style:font-size-complex="10pt"/>
    </style:style>
    <style:style style:name="T23" style:family="text">
      <style:text-properties fo:color="#000000" fo:font-size="10pt" fo:font-weight="bold" style:font-size-asian="10pt" style:font-weight-asian="bold" style:font-size-complex="10pt"/>
    </style:style>
    <style:style style:name="T24" style:family="text">
      <style:text-properties fo:color="#000000" fo:font-size="10pt" style:font-size-asian="10pt" style:font-size-complex="10pt"/>
    </style:style>
    <style:style style:name="T25" style:family="text">
      <style:text-properties fo:color="#000000" fo:font-size="10pt" style:text-underline-style="none" style:font-size-asian="10pt" style:font-size-complex="10pt"/>
    </style:style>
    <style:style style:name="T26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7" style:family="text">
      <style:text-properties fo:color="#188038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bookmark text:name="_aczyuw2yex2w"/><text:soft-page-break/><text:span text:style-name="T1">Oposiciones cuerpo de secundaria.</text:span><text:span text:style-name="T2"><text:line-break/></text:span><text:span text:style-name="T3">Esquemas dos páginas sobre temario oposición profesorado Secundaria.</text:span></text:p>
      <text:p text:style-name="P75"><text:bookmark text:name="_m0lm0ectjiem"/><text:span text:style-name="T4">Especialidad informática</text:span></text:p>
      <text:p text:style-name="P26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7"/>
      <text:p text:style-name="P27"/>
      <text:p text:style-name="P28"><text:span text:style-name="T6">Autor: Sergi García Barea</text:span></text:p>
      <text:p text:style-name="P28"><text:span text:style-name="T6">Actualizado Mayo 2025</text:span></text:p>
      <text:p text:style-name="P29"/>
      <text:p text:style-name="P29"/>
      <text:p text:style-name="P28"><text:span text:style-name="T7">Licencia</text:span></text:p>
      <text:p text:style-name="P34"/>
      <text:p text:style-name="P35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30"/>
      <text:p text:style-name="P77"><text:bookmark text:name="_6nod0mqr0z6t"/><text:span text:style-name="T11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6"><text:a xlink:type="simple" xlink:href="#_qgf6wc5twfuu" text:style-name="Index_20_Link" text:visited-style-name="Index_20_Link"><text:span text:style-name="T12">Introducción<text:tab/>2</text:span></text:a></text:p>
          <text:p text:style-name="P36"><text:a xlink:type="simple" xlink:href="#_okzkg9mr3qa0" text:style-name="Index_20_Link" text:visited-style-name="Index_20_Link"><text:span text:style-name="T12">Para el buen docente<text:tab/>2</text:span></text:a></text:p>
          <text:p text:style-name="P36"><text:a xlink:type="simple" xlink:href="#_pzhjb2xpxluc" text:style-name="Index_20_Link" text:visited-style-name="Index_20_Link"><text:span text:style-name="T12">¿Para qué prueba están adaptados estos esquemas?<text:tab/>2</text:span></text:a></text:p>
          <text:p text:style-name="P36"><text:a xlink:type="simple" xlink:href="#_1t9rvy6xkpj2" text:style-name="Index_20_Link" text:visited-style-name="Index_20_Link"><text:span text:style-name="T13">Tema 1: Representación y comunicación de la información<text:tab/>3</text:span></text:a></text:p>
          <text:p text:style-name="P36"><text:a xlink:type="simple" xlink:href="#_5jf768jmziq8" text:style-name="Index_20_Link" text:visited-style-name="Index_20_Link"><text:span text:style-name="T13">Tema 2: Elementos funcionales de un ordenador digital. Arquitectura.<text:tab/>5</text:span></text:a></text:p>
        </text:index-body>
      </text:table-of-content>
      <text:p text:style-name="P31"/>
      <text:p text:style-name="P48"><text:bookmark text:name="_qgf6wc5twfuu"/>Introducción</text:p>
      <text:p text:style-name="P33">Este documento recoge una serie de <text:span text:style-name="T14">esquemas sintéticos del temario oficial para las oposiciones al cuerpo de profesorado de Secundaria, especialidad Informática</text:span>, con el objetivo de ofrecer una herramienta de estudio clara, útil y eficaz. Cada esquema está diseñado para ocupar como máximo <text:span text:style-name="T14">cuatro páginas</text:span>, facilitando así su consulta rápida, comprensión global y memorización eficaz.</text:p>
      <text:p text:style-name="P49"><text:bookmark text:name="_okzkg9mr3qa0"/>Para el buen docente</text:p>
      <text:p text:style-name="P33">Pero estos esquemas <text:span text:style-name="T14">no son solo para superar una oposición</text:span>. Están pensados para ayudarnos a <text:span text:style-name="T14">ser mejores docentes</text:span>, personas que entienden la complejidad técnica de su materia, pero también su dimensión educativa, social y ética. Ser docente es una tarea de gran responsabilidad que trasciende un examen: <text:span text:style-name="T14">enseñamos a través de lo que sabemos, pero también a través de lo que somos</text:span>.</text:p>
      <text:p text:style-name="P33"><text:span text:style-name="T16">Por eso, si has llegado hasta aquí, te pido algo importante: lleva contigo el compromiso de ser un buen docente más allá de la oposición.</text:span> Utiliza estos materiales como base, sí, pero hazlos crecer con tu experiencia, tus reflexiones y tu vocación. Que enseñar sea una decisión consciente, diaria, y no un trámite. Que lo que prepares hoy, lo apliques con compromiso durante toda tu carrera docente, pensando siempre en lo mejor para tu alumnado.</text:p>
      <text:p text:style-name="P49"><text:bookmark text:name="_pzhjb2xpxluc"/>¿Para qué prueba están adaptados estos esquemas?</text:p>
      <text:p text:style-name="P33">Estos esquemas están específicamente adaptados para la <text:span text:style-name="T14">prueba de exposición oral del procedimiento selectivo regulado por la ORDEN 1/2025, de 28 de enero</text:span>, de la Conselleria de Educación, Cultura, Universidades y Empleo de la Comunitat Valenciana, que establece lo siguiente:</text:p>
      <text:p text:style-name="P32"><text:span text:style-name="T17">"La exposición tendrá dos partes: la primera versará sobre los aspectos científicos del tema; en la segunda se deberá hacer referencia a la relación del tema con el currículum oficial actualmente vigente en el presente curso escolar en la Comunitat Valenciana, y desarrollará un aspecto didáctico de este aplicado a un determinado nivel previamente establecido por la persona aspirante. Finalizada la exposición, el tribunal podrá realizar un debate con la persona candidata sobre el contenido de su intervención.”</text:span></text:p>
      <text:p text:style-name="P33">No obstante, estos materiales pueden ser también útiles para preparar <text:span text:style-name="T14">otras modalidades de oposición</text:span> (como ingreso por estabilización o pruebas de adquisición de especialidades), así como para otras especialidades cercanas, especialmente <text:span text:style-name="T14">la de Sistemas y Aplicaciones Informáticas</text:span>, ya que comparten gran parte del temario técnico</text:p>
      <text:p text:style-name="P33"/>
      <text:p text:style-name="P33"/>
      <text:p text:style-name="P38"/>
      <text:p text:style-name="P38"/>
      <text:p text:style-name="P47"><text:bookmark text:name="_etjfumiviv8j"/></text:p>
      <text:p text:style-name="P47"><text:bookmark text:name="_et75gdkd0x13"/></text:p>
      <text:p text:style-name="P47"><text:bookmark text:name="_6eoe4hta96ue"/></text:p>
      <text:p text:style-name="P50"><text:bookmark text:name="_7aw5oenhwn2t"/></text:p>
      <text:p text:style-name="P51"><text:bookmark text:name="_1t9rvy6xkpj2"/><text:span text:style-name="T15">Tema 1: Representación y comunicación de la información</text:span></text:p>
      <text:p text:style-name="P1"><text:span text:style-name="T18">1.1 Introducción</text:span></text:p>
      <text:list xml:id="list395157032" text:style-name="WWNum28">
        <text:list-item>
          <text:p text:style-name="P10"><text:span text:style-name="T19">Definición: transformación de fenómenos del mundo real en estructuras digitales binarias.</text:span></text:p>
        </text:list-item>
        <text:list-item>
          <text:p text:style-name="P10"><text:span text:style-name="T19">Fundamento para todo procesamiento informático: desde el código hasta el hardware.</text:span></text:p>
        </text:list-item>
      </text:list>
      <text:p text:style-name="P1"><text:span text:style-name="T18">1.2 Sistemas de Numeración</text:span></text:p>
      <text:list xml:id="list3021706293" text:style-name="WWNum11">
        <text:list-item>
          <text:p text:style-name="P2">Base, dígitos, sistema posicional.</text:p>
        </text:list-item>
        <text:list-item>
          <text:p text:style-name="P2">Sistemas: binario, octal, hexadecimal y decimal.</text:p>
        </text:list-item>
        <text:list-item>
          <text:p text:style-name="P2">Conversión entre sistemas para debugging, direccionamiento y arquitectura.</text:p>
        </text:list-item>
      </text:list>
      <text:p text:style-name="P1"><text:span text:style-name="T18">1.3 Representación de Datos</text:span></text:p>
      <text:list xml:id="list752735732" text:style-name="WWNum29">
        <text:list-item>
          <text:p text:style-name="P11"><text:span text:style-name="T18">Enteros:</text:span></text:p>
          <text:list>
            <text:list-item>
              <text:p text:style-name="P43"><text:span text:style-name="T19">Códigos: signo+magnitud, CA1 y CA2 (uso de CA2 por su simplicidad en hardware).</text:span></text:p>
            </text:list-item>
          </text:list>
        </text:list-item>
        <text:list-item>
          <text:p text:style-name="P11"><text:span text:style-name="T18">Punto flotante (IEEE 754):</text:span></text:p>
          <text:list>
            <text:list-item>
              <text:p text:style-name="P43"><text:span text:style-name="T19">Precisión simple (32 bits) y doble (64 bits), compuestas por signo (1 bit), exponente (8/11 bits) y mantisa (23/52 bits).</text:span></text:p>
            </text:list-item>
            <text:list-item>
              <text:p text:style-name="P43"><text:span text:style-name="T19">Se normaliza desplazando el punto binario para que quede en la forma 1.xxxxx, permitiendo maximizar la precisión y garantizar una representación única.</text:span></text:p>
            </text:list-item>
          </text:list>
        </text:list-item>
        <text:list-item>
          <text:p text:style-name="P11"><text:span text:style-name="T18">Texto:</text:span></text:p>
          <text:list>
            <text:list-item>
              <text:p text:style-name="P43"><text:span text:style-name="T19">ASCII (7 bits, limitado), 8 bits extendido y Unicode (UTF-8/16/32) para múltiples idiomas y emoji.</text:span></text:p>
            </text:list-item>
          </text:list>
        </text:list-item>
        <text:list-item>
          <text:p text:style-name="P11"><text:span text:style-name="T18">Imágenes:</text:span></text:p>
          <text:list>
            <text:list-item>
              <text:p text:style-name="P43"><text:span text:style-name="T19">Representación como matriz de píxeles con RGB + canal alfa.</text:span></text:p>
            </text:list-item>
            <text:list-item>
              <text:p text:style-name="P43"><text:span text:style-name="T19">Formatos: BMP, PNG (sin pérdida), JPEG (con pérdida).</text:span></text:p>
            </text:list-item>
          </text:list>
        </text:list-item>
        <text:list-item>
          <text:p text:style-name="P11"><text:span text:style-name="T18">Vídeo:</text:span></text:p>
          <text:list>
            <text:list-item>
              <text:p text:style-name="P43"><text:span text:style-name="T19">Secuencia de imágenes y audio. Compresión intraframe e interframe.</text:span></text:p>
            </text:list-item>
            <text:list-item>
              <text:p text:style-name="P43"><text:soft-page-break/><text:span text:style-name="T19">Códecs: H.264, H.265 (HEVC), AV1 (compresión espacial e interframe).</text:span></text:p>
            </text:list-item>
          </text:list>
        </text:list-item>
        <text:list-item>
          <text:p text:style-name="P11"><text:span text:style-name="T18">Audio:</text:span></text:p>
          <text:list>
            <text:list-item>
              <text:p text:style-name="P43"><text:span text:style-name="T19">Muestreo (44,1 kHz CD / 48 kHz vídeo); cuantificación (16/24 bits).</text:span></text:p>
            </text:list-item>
            <text:list-item>
              <text:p text:style-name="P43"><text:span text:style-name="T19">Formatos: WAV/FLAC (sin pérdida), MP3/AAC (con pérdida).</text:span></text:p>
            </text:list-item>
          </text:list>
        </text:list-item>
      </text:list>
      <text:p text:style-name="P1"><text:span text:style-name="T18">1.4 Lógica y Operaciones Binarias</text:span></text:p>
      <text:list xml:id="list631312514" text:style-name="WWNum31">
        <text:list-item>
          <text:p text:style-name="P12"><text:span text:style-name="T19">Aritmética: suma, resta, multiplicación, división en base 2.</text:span></text:p>
        </text:list-item>
        <text:list-item>
          <text:p text:style-name="P12"><text:span text:style-name="T19">Lógica digital: puertas AND, OR, NOT, XOR.</text:span></text:p>
        </text:list-item>
        <text:list-item>
          <text:p text:style-name="P12"><text:span text:style-name="T19">Aplicaciones: ALU, circuitos combinacionales.</text:span></text:p>
        </text:list-item>
      </text:list>
      <text:p text:style-name="P1"><text:span text:style-name="T18">1.5 Detección y Corrección de Errores</text:span></text:p>
      <text:list xml:id="list2585378607" text:style-name="WWNum9">
        <text:list-item>
          <text:p text:style-name="P13"><text:span text:style-name="T19">Bit de paridad (detección simple).</text:span></text:p>
        </text:list-item>
        <text:list-item>
          <text:p text:style-name="P13"><text:span text:style-name="T19">CRC (Cyclic Redundancy Check).</text:span></text:p>
        </text:list-item>
        <text:list-item>
          <text:p text:style-name="P13"><text:span text:style-name="T19">Código de Hamming (corrige 1 bit; MEM ECC).</text:span></text:p>
        </text:list-item>
        <text:list-item>
          <text:p text:style-name="P13"><text:span text:style-name="T19">Reed‑Solomon (múltiples errores; CDs, RAID, QR).</text:span></text:p>
        </text:list-item>
      </text:list>
      <text:p text:style-name="P1"><text:span text:style-name="T18">1.6 Representación en Big Data y Nube</text:span></text:p>
      <text:list xml:id="list115293226" text:style-name="WWNum30">
        <text:list-item>
          <text:p text:style-name="P14"><text:span text:style-name="T19">Formatos JSON/BSON, Avro, Protobuf, Parquet, ORC.</text:span></text:p>
        </text:list-item>
        <text:list-item>
          <text:p text:style-name="P14"><text:span text:style-name="T19">Integración en pipelines cloud, microservicios y análisis masivo (Spark, Hadoop).</text:span></text:p>
        </text:list-item>
      </text:list>
      <text:p text:style-name="P1"><text:span text:style-name="T18">1.7 Comunicación Digital</text:span></text:p>
      <text:list xml:id="list3721186614" text:style-name="WWNum24">
        <text:list-item>
          <text:p text:style-name="P15"><text:span text:style-name="T19">Modelo Shannon‑Weaver: emisor, codificador, canal (ruido), decodificador receptor + (Compresión y cifrado) </text:span></text:p>
        </text:list-item>
        <text:list-item>
          <text:p text:style-name="P15"><text:span text:style-name="T19">Señales digitales vs analógicas.</text:span></text:p>
        </text:list-item>
        <text:list-item>
          <text:p text:style-name="P15"><text:span text:style-name="T19">Protocolos: TCP/IP, UDP/IP, Ethernet, <text:s/>WebRTC.</text:span></text:p>
        </text:list-item>
      </text:list>
      <text:p text:style-name="P1"><text:span text:style-name="T18">1.8 Seguridad</text:span></text:p>
      <text:list xml:id="list3175754736" text:style-name="WWNum22">
        <text:list-item>
          <text:p text:style-name="P16"><text:soft-page-break/><text:span text:style-name="T19">Hashing: SHA‑256 (integridad), bcrypt/Argon2 (contraseñas).</text:span></text:p>
        </text:list-item>
        <text:list-item>
          <text:p text:style-name="P16"><text:span text:style-name="T19">Cifrado:</text:span></text:p>
          <text:list>
            <text:list-item>
              <text:p text:style-name="P44"><text:span text:style-name="T19">Simétrico: AES.</text:span></text:p>
            </text:list-item>
            <text:list-item>
              <text:p text:style-name="P44"><text:span text:style-name="T19">Asimétrico: RSA, ECC.</text:span></text:p>
            </text:list-item>
            <text:list-item>
              <text:p text:style-name="P44"><text:span text:style-name="T19">Cifrado simétrico pero compartiendo la clave con cifrado Asimétrico (SSL)</text:span></text:p>
            </text:list-item>
            <text:list-item>
              <text:p text:style-name="P44"><text:span text:style-name="T19">Aplicaciones: HTTPS, VPN, BitLocker, TLS.</text:span></text:p>
            </text:list-item>
          </text:list>
        </text:list-item>
      </text:list>
      <text:p text:style-name="P1"><text:span text:style-name="T18">1.9 Compresión</text:span></text:p>
      <text:list xml:id="list1843433163" text:style-name="WWNum13">
        <text:list-item>
          <text:p text:style-name="P17"><text:span text:style-name="T19">Sin pérdida: Huffman, LZW (ZIP, PNG).</text:span></text:p>
        </text:list-item>
        <text:list-item>
          <text:p text:style-name="P17"><text:span text:style-name="T19">Con pérdida: JPEG, MP3, H.264 (optimizadas para multimedia).</text:span></text:p>
        </text:list-item>
      </text:list>
      <text:p text:style-name="P1"><text:span text:style-name="T18">1.10 Conclusión</text:span></text:p>
      <text:list xml:id="list2506189366" text:style-name="WWNum10">
        <text:list-item>
          <text:p text:style-name="P18"><text:span text:style-name="T19">La correcta representación y manipulación de datos es básica en informática.</text:span></text:p>
        </text:list-item>
        <text:list-item>
          <text:p text:style-name="P18"><text:span text:style-name="T19">Aplica desde circuitos y sistemas embebidos hasta servicios cloud y Big Data.</text:span></text:p>
        </text:list-item>
      </text:list>
      <text:p text:style-name="P3"/>
      <text:p text:style-name="P3"/>
      <text:p text:style-name="P40"><text:span text:style-name="T20">2. PARTE DIDÁCTICA - 1.º DAM – Módulo: Programación<text:line-break/> 🗂 Unidad didáctica: “Estructuras repetitivas aplicadas a la representación y tratamiento de información”</text:span></text:p>
      <text:p text:style-name="P40"><text:span text:style-name="T18">2.1 Contextualización didáctica</text:span></text:p>
      <text:list xml:id="list1066436879" text:style-name="WWNum12">
        <text:list-item>
          <text:p text:style-name="P19"><text:span text:style-name="T19">Nivel: 1.º de Ciclo Formativo de Grado Superior – Desarrollo de Aplicaciones Multiplataforma (DAM)</text:span></text:p>
        </text:list-item>
        <text:list-item>
          <text:p text:style-name="P19"><text:span text:style-name="T19">Módulo profesional: Programación</text:span></text:p>
        </text:list-item>
        <text:list-item>
          <text:p text:style-name="P19"><text:span text:style-name="T19">Currículo aplicable: Real Decreto 450/2010 y Decreto 48/2011 (Comunitat Valenciana)</text:span></text:p>
        </text:list-item>
        <text:list-item>
          <text:p text:style-name="P19"><text:span text:style-name="T18">Justificación:</text:span><text:span text:style-name="T19"> Las estructuras repetitivas permiten automatizar tareas, manipular información y modelar procesos fundamentales en programación profesional.</text:span></text:p>
        </text:list-item>
      </text:list>
      <text:p text:style-name="P40"><text:span text:style-name="T18">2.2 <text:s/>Objetivos de aprendizaje</text:span></text:p>
      <text:list xml:id="list692122864" text:style-name="WWNum25">
        <text:list-item>
          <text:p text:style-name="P20"><text:soft-page-break/><text:span text:style-name="T19">Aplicar bucles (for, while, do-while) en la codificación de algoritmos.</text:span></text:p>
        </text:list-item>
        <text:list-item>
          <text:p text:style-name="P20"><text:span text:style-name="T19">Manipular datos numéricos y textuales mediante estructuras de control repetitivas.</text:span></text:p>
        </text:list-item>
        <text:list-item>
          <text:p text:style-name="P20"><text:span text:style-name="T19">Simular procesos de codificación, verificación y transmisión de datos.</text:span></text:p>
        </text:list-item>
      </text:list>
      <text:p text:style-name="P40"><text:span text:style-name="T18">2.3 Metodología y principios pedagógicos</text:span></text:p>
      <text:list xml:id="list1883543886" text:style-name="WWNum15">
        <text:list-item>
          <text:p text:style-name="P21"><text:span text:style-name="T19">Metodología activa: basada en tareas prácticas y resolución de problemas reales.</text:span></text:p>
        </text:list-item>
        <text:list-item>
          <text:p text:style-name="P21"><text:span text:style-name="T19">Progresión: ejercicios con dificultad creciente y trabajo individual seguido de refactorización colaborativa.</text:span></text:p>
        </text:list-item>
        <text:list-item>
          <text:p text:style-name="P21"><text:span text:style-name="T19">Recursos utilizados: IDE Java (NetBeans, VS Code), pseudocódigo, diagramas de flujo, vídeos explicativos.</text:span></text:p>
        </text:list-item>
        <text:list-item>
          <text:p text:style-name="P21"><text:span text:style-name="T19">Estrategias metodológicas: trabajo por parejas con roles diferenciados, flipped classroom, revisión entre iguales.</text:span></text:p>
        </text:list-item>
      </text:list>
      <text:p text:style-name="P40"><text:span text:style-name="T18">2.4 Inclusión y atención a la diversidad (niveles III y IV):</text:span></text:p>
      <text:list xml:id="list2248777138" text:style-name="WWNum6">
        <text:list-item>
          <text:p text:style-name="P22"><text:span text:style-name="T19">Código base parcial con comentarios orientativos.</text:span></text:p>
        </text:list-item>
        <text:list-item>
          <text:p text:style-name="P22"><text:span text:style-name="T19">Retroalimentación individualizada durante el proceso.</text:span></text:p>
        </text:list-item>
      </text:list>
      <text:p text:style-name="P40"><text:span text:style-name="T18">2.5 Aplicación del Diseño Universal para el Aprendizaje (DUA):</text:span></text:p>
      <text:list xml:id="list3247441186" text:style-name="WWNum26">
        <text:list-item>
          <text:p text:style-name="P23"><text:span text:style-name="T19">Múltiples formas de representación (textual, visual, audiovisual).</text:span></text:p>
        </text:list-item>
        <text:list-item>
          <text:p text:style-name="P23"><text:span text:style-name="T19">Variedad de formas de expresión del aprendizaje (código funcional, exposición oral, demos).</text:span></text:p>
        </text:list-item>
        <text:list-item>
          <text:p text:style-name="P23"><text:span text:style-name="T19">Participación equitativa mediante ajustes de complejidad y agrupaciones heterogéneas.</text:span></text:p>
        </text:list-item>
      </text:list>
      <text:p text:style-name="P40"><text:span text:style-name="T18">2.6 Actividad principal: “Procesando datos binarios con bucles”</text:span></text:p>
      <text:list xml:id="list2073173626" text:style-name="WWNum14">
        <text:list-item>
          <text:p text:style-name="P24"><text:span text:style-name="T19">Conversión manual de números decimales a binario, octal y hexadecimal mediante bucles.</text:span></text:p>
        </text:list-item>
        <text:list-item>
          <text:p text:style-name="P24"><text:span text:style-name="T19">Codificación de texto carácter a carácter en binario utilizando la tabla ASCII.</text:span></text:p>
        </text:list-item>
        <text:list-item>
          <text:p text:style-name="P24"><text:span text:style-name="T19">Cálculo de bit de paridad mediante conteo de unos en cadenas binarias.</text:span></text:p>
        </text:list-item>
        <text:list-item>
          <text:p text:style-name="P24"><text:span text:style-name="T19">Simulación de un canal de transmisión con errores aleatorios y aplicación del Código de Hamming.</text:span></text:p>
        </text:list-item>
        <text:list-item>
          <text:p text:style-name="P24"><text:span text:style-name="T19">Verificación de integridad de cadenas binarias utilizando un algoritmo de hash simplificado (XOR).</text:span></text:p>
        </text:list-item>
      </text:list>
      <text:p text:style-name="P40"><text:soft-page-break/><text:span text:style-name="T18">2.7 Evaluación</text:span></text:p>
      <text:list xml:id="list4143015280" text:style-name="WWNum16">
        <text:list-item>
          <text:p text:style-name="P25"><text:span text:style-name="T19">Criterios de evaluación: uso correcto y eficiente de bucles, lógica de control adecuada, limpieza del código, comprensión de los procesos implicados.</text:span></text:p>
        </text:list-item>
        <text:list-item>
          <text:p text:style-name="P25"><text:span text:style-name="T19">Instrumentos de evaluación: rúbricas detalladas, revisión entre compañeros, evaluación continua con entregas parciales.</text:span></text:p>
        </text:list-item>
        <text:list-item>
          <text:p text:style-name="P25"><text:span text:style-name="T19">Resultados esperados: desarrollo de programas funcionales que evidencien el dominio de las estructuras repetitivas aplicadas a tareas reales de representación y transmisión de datos.</text:span></text:p>
        </text:list-item>
      </text:list>
      <text:p text:style-name="P40"><text:span text:style-name="T18">2.8 Conclusión didáctica</text:span></text:p>
      <text:p text:style-name="P40"><text:span text:style-name="T19">Esta unidad permite al alumnado integrar conocimientos fundamentales de programación y aplicarlos en situaciones prácticas. Fomenta el pensamiento algorítmico, el desarrollo de habilidades técnicas y competencias transversales, incrementando la motivación y la autonomía. Además, establece conexiones claras entre la teoría informática y su aplicación profesional, desarrollando un aprendizaje significativo.</text:span></text:p>
      <text:p text:style-name="P39"/>
      <text:p text:style-name="P52"><text:bookmark text:name="_5jf768jmziq8"/>Tema 2: Elementos funcionales de un ordenador digital. Arquitectura.</text:p>
      <text:p text:style-name="Standard"/>
      <text:p text:style-name="P71"><text:bookmark text:name="_gybqo73kvfti"/><text:span text:style-name="T23">1. INTRODUCCIÓN</text:span></text:p>
      <text:p text:style-name="P71"><text:bookmark text:name="_8so9mq5sgof4"/><text:span text:style-name="T23">2. ELEMENTOS FUNCIONALES</text:span></text:p>
      <text:p text:style-name="P53"><text:bookmark text:name="_o5l892ufwtf"/><text:span text:style-name="T23">2.1. Unidad Central de Proceso (CPU - Central Processing Unit)<text:line-break/></text:span><text:span text:style-name="T24"> Encargada de ejecutar instrucciones del programa.</text:span></text:p>
      <text:list xml:id="list3121766025" text:style-name="WWNum20">
        <text:list-item>
          <text:p text:style-name="P56"><text:bookmark text:name="_o5l892ufwtf1"/><text:span text:style-name="T23">Registros</text:span><text:span text:style-name="T24">: PC, IR, MAR, MDR, FLAGS.</text:span></text:p>
        </text:list-item>
        <text:list-item>
          <text:p text:style-name="P56"><text:bookmark text:name="_hmhog944tf3m"/><text:span text:style-name="T23">ALU / FPU</text:span><text:span text:style-name="T24">: operaciones lógicas y en coma flotante.</text:span></text:p>
        </text:list-item>
        <text:list-item>
          <text:p text:style-name="P56"><text:bookmark text:name="_f2m7a1kzrrro"/><text:span text:style-name="T23">Unidad de Control</text:span><text:span text:style-name="T24">: cableada (rápida) o microprogramada (flexible).</text:span></text:p>
        </text:list-item>
      </text:list>
      <text:p text:style-name="P39"/>
      <text:p text:style-name="P53"><text:bookmark text:name="_o5l892ufwtf2"/><text:span text:style-name="T23">2.2. Memoria principal<text:line-break/></text:span><text:span text:style-name="T24"> Memoria de acceso rápido que almacena temporalmente datos e instrucciones.</text:span></text:p>
      <text:list xml:id="list3879738382" text:style-name="WWNum4">
        <text:list-item>
          <text:p text:style-name="P57"><text:bookmark text:name="_o5l892ufwtf3"/><text:span text:style-name="T23">RAM (Random Access Memory)</text:span><text:span text:style-name="T24">:</text:span></text:p>
          <text:list>
            <text:list-item>
              <text:p text:style-name="P67"><text:bookmark text:name="_o5l892ufwtf4"/><text:span text:style-name="T23">DRAM (Dynamic RAM)</text:span><text:span text:style-name="T24">: económica, necesita refresco constante.</text:span></text:p>
            </text:list-item>
            <text:list-item>
              <text:p text:style-name="P67"><text:bookmark text:name="_o5l892ufwtf5"/><text:span text:style-name="T23">SRAM (Static RAM)</text:span><text:span text:style-name="T24">: más rápida, usada en cachés.</text:span></text:p>
            </text:list-item>
          </text:list>
        </text:list-item>
        <text:list-item>
          <text:p text:style-name="P57"><text:bookmark text:name="_o5l892ufwtf6"/><text:span text:style-name="T23">Jerarquía de memoria</text:span><text:span text:style-name="T24">: estructura escalonada que optimiza acceso:</text:span></text:p>
          <text:list>
            <text:list-item>
              <text:p text:style-name="P67"><text:bookmark text:name="_o5l892ufwtf7"/><text:span text:style-name="T24">Registros &gt; Caché (L1, L2, L3) &gt; RAM &gt; SSD/HDD.</text:span></text:p>
            </text:list-item>
          </text:list>
        </text:list-item>
        <text:list-item>
          <text:p text:style-name="P57"><text:bookmark text:name="_o5l892ufwtf8"/><text:span text:style-name="T24">Afecta directamente al </text:span><text:span text:style-name="T23">rendimiento</text:span><text:span text:style-name="T24">: menor latencia en niveles superiores.</text:span></text:p>
        </text:list-item>
      </text:list>
      <text:p text:style-name="P55"><text:bookmark text:name="_ox0o5lyhussc"/></text:p>
      <text:p text:style-name="P53"><text:bookmark text:name="_o5l892ufwtf9"/><text:span text:style-name="T23">2.3. Subsistema de Entrada/Salida (E/S)<text:line-break/></text:span><text:span text:style-name="T24"> Permite la interacción del procesador con dispositivos externos.</text:span></text:p>
      <text:list xml:id="list1191419843" text:style-name="WWNum19">
        <text:list-item>
          <text:p text:style-name="P58"><text:bookmark text:name="_o5l892ufwtf10"/><text:span text:style-name="T23">Dispositivos periféricos</text:span><text:span text:style-name="T24">: teclado, ratón, impresora, disco, red.</text:span></text:p>
        </text:list-item>
        <text:list-item>
          <text:p text:style-name="P58"><text:bookmark text:name="_o5l892ufwtf11"/><text:span text:style-name="T23">Modos de transferencia</text:span><text:span text:style-name="T24">:</text:span></text:p>
          <text:list>
            <text:list-item>
              <text:p text:style-name="P68"><text:bookmark text:name="_o5l892ufwtf12"/><text:span text:style-name="T23">Polling</text:span><text:span text:style-name="T24">: la CPU consulta activamente si hay datos disponibles.</text:span></text:p>
            </text:list-item>
            <text:list-item>
              <text:p text:style-name="P68"><text:bookmark text:name="_o5l892ufwtf13"/><text:soft-page-break/><text:span text:style-name="T23">Interrupciones</text:span><text:span text:style-name="T24">: el periférico avisa al procesador cuando necesita atención.</text:span></text:p>
            </text:list-item>
            <text:list-item>
              <text:p text:style-name="P68"><text:bookmark text:name="_o5l892ufwtf14"/><text:span text:style-name="T23">DMA (Direct Memory Access)</text:span><text:span text:style-name="T24">: transfiere datos directamente sin CPU.</text:span></text:p>
            </text:list-item>
          </text:list>
        </text:list-item>
      </text:list>
      <text:p text:style-name="P46"/>
      <text:p text:style-name="P53"><text:bookmark text:name="_o5l892ufwtf15"/><text:span text:style-name="T23">2.4. Sistema de buses<text:line-break/></text:span><text:span text:style-name="T24"> Canales físicos que interconectan los componentes del sistema.</text:span></text:p>
      <text:list xml:id="list773182688" text:style-name="WWNum27">
        <text:list-item>
          <text:p text:style-name="P59"><text:bookmark text:name="_o5l892ufwtf16"/><text:span text:style-name="T23">Tipos</text:span><text:span text:style-name="T24">:</text:span><text:span text:style-name="T23"> Bus de datos</text:span><text:span text:style-name="T24"> (transmite información)</text:span><text:span text:style-name="T23">, bus de direcciones</text:span><text:span text:style-name="T24"> (localiza posiciones de memoria) y </text:span><text:span text:style-name="T23">bus de control</text:span><text:span text:style-name="T24"> (gestiona operaciones como lectura o interrupciones).</text:span></text:p>
        </text:list-item>
        <text:list-item>
          <text:p text:style-name="P59"><text:bookmark text:name="_o5l892ufwtf17"/><text:span text:style-name="T23">Temporización</text:span><text:span text:style-name="T24">: puede ser </text:span><text:span text:style-name="T23">síncrona</text:span><text:span text:style-name="T24"> (con reloj compartido) o </text:span><text:span text:style-name="T23">asíncrona</text:span><text:span text:style-name="T24"> (mediante señales independientes, más flexible).</text:span></text:p>
        </text:list-item>
      </text:list>
      <text:p text:style-name="P46"/>
      <text:p text:style-name="P71"><text:bookmark text:name="_xfpdf8nfazl2"/><text:span text:style-name="T23">3. MODELOS DE ARQUITECTURA</text:span></text:p>
      <text:p text:style-name="P53"><text:bookmark text:name="_o5l892ufwtf18"/><text:span text:style-name="T23">3.1. Von Neumann</text:span></text:p>
      <text:list xml:id="list3997701419" text:style-name="WWNum32">
        <text:list-item>
          <text:p text:style-name="P60"><text:bookmark text:name="_o5l892ufwtf19"/><text:span text:style-name="T24">Memoria compartida para instrucciones y datos.</text:span></text:p>
        </text:list-item>
        <text:list-item>
          <text:p text:style-name="P60"><text:bookmark text:name="_o5l892ufwtf20"/><text:span text:style-name="T24">Problema: </text:span><text:span text:style-name="T23">cuello de botella</text:span><text:span text:style-name="T24"> en el acceso a memoria.</text:span></text:p>
        </text:list-item>
      </text:list>
      <text:p text:style-name="P53"><text:bookmark text:name="_o5l892ufwtf21"/><text:span text:style-name="T23">3.2. Harvard</text:span></text:p>
      <text:list xml:id="list3669150345" text:style-name="WWNum23">
        <text:list-item>
          <text:p text:style-name="P61"><text:bookmark text:name="_o5l892ufwtf22"/><text:span text:style-name="T24">Memoria separada para datos e instrucciones.</text:span></text:p>
        </text:list-item>
        <text:list-item>
          <text:p text:style-name="P61"><text:bookmark text:name="_o5l892ufwtf23"/><text:span text:style-name="T24">Permite acceso paralelo, más eficiente.</text:span></text:p>
        </text:list-item>
      </text:list>
      <text:p text:style-name="P39"/>
      <text:p text:style-name="P71"><text:bookmark text:name="_qst2fg9wzzgh"/><text:span text:style-name="T23">4. TAXONOMÍA DE FLYNN</text:span></text:p>
      <text:p text:style-name="P53"><text:bookmark text:name="_o5l892ufwtf24"/><text:span text:style-name="T24">Clasificación de arquitecturas según número de flujos de instrucciones y datos:</text:span></text:p>
      <text:list xml:id="list3248491840" text:style-name="WWNum17">
        <text:list-item>
          <text:p text:style-name="P62"><text:bookmark text:name="_o5l892ufwtf25"/><text:span text:style-name="T23">SISD (Single Instruction, Single Data)</text:span><text:span text:style-name="T24">: tradicional, una instrucción opera sobre un dato.</text:span></text:p>
        </text:list-item>
        <text:list-item>
          <text:p text:style-name="P62"><text:bookmark text:name="_o5l892ufwtf26"/><text:span text:style-name="T23">SIMD (Single Instruction, Multiple Data)</text:span><text:span text:style-name="T24">: una instrucción actúa sobre múltiples datos (p. ej., GPU).</text:span></text:p>
        </text:list-item>
        <text:list-item>
          <text:p text:style-name="P62"><text:bookmark text:name="_o5l892ufwtf27"/><text:span text:style-name="T23">MISD (Multiple Instruction, Single Data)</text:span><text:span text:style-name="T24">: redundante, escasa utilidad práctica.</text:span></text:p>
        </text:list-item>
        <text:list-item>
          <text:p text:style-name="P62"><text:bookmark text:name="_o5l892ufwtf28"/><text:span text:style-name="T23">MIMD (Multiple Instruction, Multiple Data)</text:span><text:span text:style-name="T24">: múltiples procesadores ejecutan múltiples instrucciones, típico en sistemas multinúcleo.</text:span></text:p>
        </text:list-item>
      </text:list>
      <text:p text:style-name="P39"><text:soft-page-break/></text:p>
      <text:p text:style-name="P71"><text:bookmark text:name="_xs5n91vniyhn"/><text:span text:style-name="T23">5. MEMORIAS: TIPOS Y EVOLUCIÓN</text:span></text:p>
      <text:list xml:id="list471179523" text:style-name="WWNum21">
        <text:list-item>
          <text:p text:style-name="P63"><text:bookmark text:name="_o5l892ufwtf29"/><text:span text:style-name="T23">ROM (Read-Only Memory)</text:span><text:span text:style-name="T24">: no volátil, incluye BIOS/UEFI.</text:span></text:p>
          <text:list>
            <text:list-item>
              <text:p text:style-name="P69"><text:bookmark text:name="_o5l892ufwtf30"/><text:span text:style-name="T23">EEPROM</text:span><text:span text:style-name="T24">: puede reprogramarse eléctricamente.</text:span></text:p>
            </text:list-item>
          </text:list>
        </text:list-item>
        <text:list-item>
          <text:p text:style-name="P63"><text:bookmark text:name="_o5l892ufwtf31"/><text:span text:style-name="T23">Flash</text:span><text:span text:style-name="T24">: memoria no volátil usada en SSD y dispositivos móviles.</text:span></text:p>
        </text:list-item>
        <text:list-item>
          <text:p text:style-name="P63"><text:bookmark text:name="_o5l892ufwtf32"/><text:span text:style-name="T23">Tendencias actuales</text:span><text:span text:style-name="T24">:</text:span></text:p>
          <text:list>
            <text:list-item>
              <text:p text:style-name="P69"><text:bookmark text:name="_o5l892ufwtf33"/><text:span text:style-name="T23">HBM (High Bandwidth Memory)</text:span><text:span text:style-name="T24">: gran ancho de banda, muy cercana al procesador.</text:span></text:p>
            </text:list-item>
            <text:list-item>
              <text:p text:style-name="P69"><text:bookmark text:name="_o5l892ufwtf34"/><text:span text:style-name="T23">GDDR6</text:span><text:span text:style-name="T24">: memoria gráfica usada en GPUs.</text:span></text:p>
            </text:list-item>
            <text:list-item>
              <text:p text:style-name="P69"><text:bookmark text:name="_o5l892ufwtf35"/><text:span text:style-name="T23">Optane</text:span><text:span text:style-name="T24">: tecnología de Intel basada en memoria persistente de alta velocidad.</text:span></text:p>
            </text:list-item>
            <text:list-item>
              <text:p text:style-name="P69"><text:bookmark text:name="_o5l892ufwtf36"/><text:span text:style-name="T23">SoC (System on Chip)</text:span><text:span text:style-name="T24">: integración total en un único chip, común en móviles.</text:span></text:p>
            </text:list-item>
          </text:list>
        </text:list-item>
      </text:list>
      <text:p text:style-name="P71"><text:bookmark text:name="_7jo7x81l2uy"/><text:span text:style-name="T23">6. CICLO DE INSTRUCCIÓN</text:span></text:p>
      <text:p text:style-name="P53"><text:bookmark text:name="_o5l892ufwtf37"/><text:span text:style-name="T24">Etapas secuenciales que sigue la CPU para ejecutar una instrucción:</text:span></text:p>
      <text:list xml:id="list1822273299" text:style-name="WWNum5">
        <text:list-item>
          <text:p text:style-name="P64"><text:bookmark text:name="_o5l892ufwtf38"/><text:span text:style-name="T23">Fetch</text:span><text:span text:style-name="T24">: se lee la instrucción desde memoria.</text:span></text:p>
        </text:list-item>
        <text:list-item>
          <text:p text:style-name="P64"><text:bookmark text:name="_o5l892ufwtf39"/><text:span text:style-name="T23">Decode</text:span><text:span text:style-name="T24">: se interpreta la instrucción.</text:span></text:p>
        </text:list-item>
        <text:list-item>
          <text:p text:style-name="P64"><text:bookmark text:name="_o5l892ufwtf40"/><text:span text:style-name="T23">Execute</text:span><text:span text:style-name="T24">: se realiza la operación.</text:span></text:p>
        </text:list-item>
        <text:list-item>
          <text:p text:style-name="P64"><text:bookmark text:name="_o5l892ufwtf41"/><text:span text:style-name="T23">Memory</text:span><text:span text:style-name="T24">: acceso a memoria si es necesario.</text:span></text:p>
        </text:list-item>
        <text:list-item>
          <text:p text:style-name="P64"><text:bookmark text:name="_o5l892ufwtf42"/><text:span text:style-name="T23">Write-back</text:span><text:span text:style-name="T24">: los resultados se guardan.</text:span></text:p>
        </text:list-item>
      </text:list>
      <text:p text:style-name="P39"/>
      <text:p text:style-name="P53"><text:bookmark text:name="_o5l892ufwtf43"/><text:span text:style-name="T23">Técnicas de optimización</text:span><text:span text:style-name="T24">:</text:span></text:p>
      <text:list xml:id="list3179897803" text:style-name="WWNum2">
        <text:list-item>
          <text:p text:style-name="P65"><text:bookmark text:name="_o5l892ufwtf44"/><text:span text:style-name="T23">Pipeline</text:span><text:span text:style-name="T24">: ejecución en paralelo de etapas.</text:span></text:p>
        </text:list-item>
        <text:list-item>
          <text:p text:style-name="P65"><text:bookmark text:name="_o5l892ufwtf45"/><text:span text:style-name="T23">Superescalaridad</text:span><text:span text:style-name="T24">: ejecución de múltiples instrucciones por ciclo.</text:span></text:p>
        </text:list-item>
        <text:list-item>
          <text:p text:style-name="P65"><text:bookmark text:name="_o5l892ufwtf46"/><text:soft-page-break/><text:span text:style-name="T23">Out-of-Order Execution</text:span><text:span text:style-name="T24">: reordenamiento dinámico para mejorar rendimiento.</text:span></text:p>
        </text:list-item>
        <text:list-item>
          <text:p text:style-name="P65"><text:bookmark text:name="_o5l892ufwtf47"/><text:span text:style-name="T23">SMT (Simultaneous Multithreading)</text:span><text:span text:style-name="T24">: varios hilos por núcleo (ej. Hyper-Threading de Intel).</text:span></text:p>
        </text:list-item>
        <text:list-item>
          <text:p text:style-name="P65"><text:bookmark text:name="_o5l892ufwtf48"/><text:span text:style-name="T23">Multicore</text:span><text:span text:style-name="T24">: varios núcleos físicos en un chip.</text:span></text:p>
        </text:list-item>
      </text:list>
      <text:p text:style-name="P73"><text:bookmark text:name="_e41srqps8kwr"/></text:p>
      <text:p text:style-name="P71"><text:bookmark text:name="_hoz6yz6ljnq1"/><text:span text:style-name="T23">7. TENDENCIAS FUTURAS</text:span></text:p>
      <text:list xml:id="list3047336665" text:style-name="WWNum18">
        <text:list-item>
          <text:p text:style-name="P66"><text:bookmark text:name="_o5l892ufwtf49"/><text:span text:style-name="T23">Computación cuántica</text:span><text:span text:style-name="T24">: uso de </text:span><text:span text:style-name="T23">qubits</text:span><text:span text:style-name="T24">, permite paralelismo masivo y algoritmos no clásicos.</text:span></text:p>
        </text:list-item>
        <text:list-item>
          <text:p text:style-name="P66"><text:bookmark text:name="_o5l892ufwtf50"/><text:span text:style-name="T23">Arquitecturas neuromórficas</text:span><text:span text:style-name="T24">: diseñadas para imitar el cerebro humano.</text:span></text:p>
        </text:list-item>
        <text:list-item>
          <text:p text:style-name="P66"><text:bookmark text:name="_o5l892ufwtf51"/><text:span text:style-name="T23">Aceleradores de IA</text:span><text:span text:style-name="T24">:</text:span></text:p>
          <text:list>
            <text:list-item>
              <text:p text:style-name="P70"><text:bookmark text:name="_o5l892ufwtf52"/><text:span text:style-name="T23">TPU (Tensor Processing Unit)</text:span><text:span text:style-name="T24">: de Google, optimizadas para redes neuronales.</text:span></text:p>
            </text:list-item>
            <text:list-item>
              <text:p text:style-name="P70"><text:bookmark text:name="_o5l892ufwtf53"/><text:span text:style-name="T23">NPU (Neural Processing Unit)</text:span><text:span text:style-name="T24">: en dispositivos móviles.</text:span></text:p>
            </text:list-item>
            <text:list-item>
              <text:p text:style-name="P70"><text:bookmark text:name="_o5l892ufwtf54"/><text:span text:style-name="T23">FPGAs (Field-Programmable Gate Arrays)</text:span><text:span text:style-name="T24">: configurables post-fabricación.</text:span></text:p>
            </text:list-item>
          </text:list>
        </text:list-item>
        <text:list-item>
          <text:p text:style-name="P66"><text:bookmark text:name="_nt4p6yxqdec5"/><text:span text:style-name="T23">Sistemas heterogéneos</text:span><text:span text:style-name="T24">: combinación de CPU, GPU y otros aceleradores especializados.</text:span></text:p>
        </text:list-item>
      </text:list>
      <text:p text:style-name="P41"/>
      <text:p text:style-name="P54"><text:bookmark text:name="_enh69a3f24ie"/><text:span text:style-name="T26">APLICACIÓN DIDÁCTICA (CFGS DAM – Módulo “Programación de procesos y servicios”)</text:span></text:p>
      <text:p text:style-name="P74"><text:bookmark text:name="_w712gqd7tf5q"/></text:p>
      <text:p text:style-name="P72"><text:bookmark text:name="_cdp3s1s1df1d"/><text:span text:style-name="T23">1. REQUISITOS PREVIOS</text:span></text:p>
      <text:p text:style-name="P4"/>
      <text:p text:style-name="P72"><text:bookmark text:name="_hltohycyo0c7"/><text:span text:style-name="T23">2. OBJETIVOS DE APRENDIZAJE</text:span></text:p>
      <text:list xml:id="list2936612025" text:style-name="WWNum1">
        <text:list-item>
          <text:p text:style-name="P5">Analizar el impacto de la arquitectura del sistema en la ejecución de servicios.</text:p>
        </text:list-item>
        <text:list-item>
          <text:p text:style-name="P5">Programar de forma eficiente teniendo en cuenta núcleos, concurrencia y jerarquía de memoria.</text:p>
        </text:list-item>
      </text:list>
      <text:p text:style-name="P74"><text:bookmark text:name="_gv2cr14cec7q"/></text:p>
      <text:p text:style-name="P72"><text:bookmark text:name="_ylmxyznogj6g"/><text:soft-page-break/><text:span text:style-name="T23">3. METODOLOGÍA</text:span></text:p>
      <text:list xml:id="list645508937" text:style-name="WWNum3">
        <text:list-item>
          <text:p text:style-name="P6">ABR (Aprendizaje Basado en Retos). Simulación de entornos reales.</text:p>
        </text:list-item>
        <text:list-item>
          <text:p text:style-name="P6">Uso de herramientas de análisis: <text:span text:style-name="T27">htop</text:span>, <text:span text:style-name="T27">perf</text:span>, <text:span text:style-name="T27">taskset</text:span>, <text:span text:style-name="T27">systemd</text:span>.</text:p>
        </text:list-item>
      </text:list>
      <text:p text:style-name="P74"><text:bookmark text:name="_8sitht65g9ll"/></text:p>
      <text:p text:style-name="P72"><text:bookmark text:name="_n5vnc8tw6x8k"/><text:span text:style-name="T23">4. ATENCIÓN A LA DIVERSIDAD (Niveles III y IV)</text:span><text:span text:style-name="T19">.</text:span></text:p>
      <text:p text:style-name="P74"><text:bookmark text:name="_205cuif2ffge"/></text:p>
      <text:p text:style-name="P72"><text:bookmark text:name="_hugqsnq4eonx"/><text:span text:style-name="T23">5. DISEÑO UNIVERSAL PARA EL APRENDIZAJE (DUA)</text:span></text:p>
      <text:list xml:id="list4077699023" text:style-name="WWNum7">
        <text:list-item>
          <text:p text:style-name="P7"><text:span text:style-name="T14">Representación:</text:span> diagramas de arquitectura, vídeos explicativos.</text:p>
        </text:list-item>
        <text:list-item>
          <text:p text:style-name="P7"><text:span text:style-name="T14">Expresión:</text:span> scripts, paneles, presentaciones.</text:p>
        </text:list-item>
        <text:list-item>
          <text:p text:style-name="P7"><text:span text:style-name="T14">Compromiso:</text:span> retos prácticos contextualizados.</text:p>
        </text:list-item>
      </text:list>
      <text:p text:style-name="P74"><text:bookmark text:name="_294p41nhgpkf"/></text:p>
      <text:p text:style-name="P72"><text:bookmark text:name="_a57x89jvmhe5"/><text:span text:style-name="T23">6. ACTIVIDAD PRINCIPAL</text:span></text:p>
      <text:p text:style-name="P42"><text:span text:style-name="T14">“Optimizando procesos según la arquitectura del sistema”</text:span> <text:span text:style-name="T17">Proyecto práctico por equipos con Python.</text:span></text:p>
      <text:p text:style-name="P42"><text:span text:style-name="T14">Fases:</text:span></text:p>
      <text:list xml:id="list759246364" text:style-name="WWNum8">
        <text:list-item>
          <text:p text:style-name="P8"><text:span text:style-name="T14">Análisis del sistema</text:span>: detección de arquitectura (núcleos, RAM) con <text:span text:style-name="T27">os</text:span>, <text:span text:style-name="T27">platform</text:span>, <text:span text:style-name="T27">psutil</text:span>.</text:p>
        </text:list-item>
        <text:list-item>
          <text:p text:style-name="P8"><text:span text:style-name="T14">Programación concurrente</text:span>:</text:p>
          <text:list>
            <text:list-item>
              <text:p text:style-name="P45">Con <text:span text:style-name="T27">multiprocessing</text:span> y <text:span text:style-name="T27">threading</text:span>.</text:p>
            </text:list-item>
            <text:list-item>
              <text:p text:style-name="P45">Afinidad a núcleos con <text:span text:style-name="T27">os.sched_setaffinity()</text:span>.</text:p>
            </text:list-item>
          </text:list>
        </text:list-item>
        <text:list-item>
          <text:p text:style-name="P8"><text:span text:style-name="T14">Medición de rendimiento</text:span>:</text:p>
          <text:list>
            <text:list-item>
              <text:p text:style-name="P45">Scripts instrumentados con <text:span text:style-name="T27">time</text:span>, <text:span text:style-name="T27">tracemalloc</text:span>.</text:p>
            </text:list-item>
            <text:list-item>
              <text:p text:style-name="P45">Análisis con <text:span text:style-name="T27">perf</text:span>, <text:span text:style-name="T27">htop</text:span>, comparativa de configuraciones.</text:p>
            </text:list-item>
          </text:list>
        </text:list-item>
        <text:list-item>
          <text:p text:style-name="P8"><text:soft-page-break/><text:span text:style-name="T14">Automatización</text:span>:</text:p>
          <text:list>
            <text:list-item>
              <text:p text:style-name="P45">Scripts como demonios con <text:span text:style-name="T27">systemd</text:span>.</text:p>
            </text:list-item>
            <text:list-item>
              <text:p text:style-name="P45">Monitorización de CPU, registro en log.</text:p>
            </text:list-item>
          </text:list>
        </text:list-item>
        <text:list-item>
          <text:p text:style-name="P8"><text:span text:style-name="T14">Defensa y entrega</text:span>: Informe técnico + exposición oral con resultados y gráfic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s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s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text-align="justify" style:justify-single-word="false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keep-together="always" fo:text-indent="0in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0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0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0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font-size="10pt" style:text-underline-style="none"/>
    </style:style>
    <style:style style:name="ListLabel_20_155" style:display-name="ListLabel 155" style:family="text">
      <style:text-properties fo:font-size="10pt"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font-size="10pt" style:text-underline-style="none"/>
    </style:style>
    <style:style style:name="ListLabel_20_164" style:display-name="ListLabel 164" style:family="text">
      <style:text-properties fo:font-size="10pt"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font-size="10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font-size="10pt" style:text-underline-style="none"/>
    </style:style>
    <style:style style:name="ListLabel_20_182" style:display-name="ListLabel 182" style:family="text">
      <style:text-properties fo:font-size="10pt"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font-size="10pt" style:text-underline-style="none"/>
    </style:style>
    <style:style style:name="ListLabel_20_191" style:display-name="ListLabel 191" style:family="text">
      <style:text-properties fo:font-size="10pt"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0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font-size="10pt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font-size="10pt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font-size="10pt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font-size="10pt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font-size="10pt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font-size="10pt" style:text-underline-style="none" fo:font-weight="bold"/>
    </style:style>
    <style:style style:name="ListLabel_20_254" style:display-name="ListLabel 254" style:family="text">
      <style:text-properties fo:font-size="10pt"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font-size="10pt"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font-size="10pt"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font-size="10pt"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4" meta:paragraph-count="204" meta:word-count="2050" meta:character-count="14044" meta:non-whitespace-character-count="12319"/>
    <meta:generator>LibreOfficeDev/6.0.5.2$Linux_X86_64 LibreOffice_project/</meta:generator>
  </office:meta>
</office:document-meta>
</file>